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pítulos</text:p>
          </table:table-cell>
        </table:table-row>
        <table:table-row table:style-name="ro1">
          <table:table-cell office:value-type="string" calcext:value-type="string">
            <text:p>Gênes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Êxod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vític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úmero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uteronômi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osué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uíz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u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 Samue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 Samue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 Rei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 Rei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 Crônica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 Crônic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dr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emi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ó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lmo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rovérbio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clesiast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nta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saía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Jeremi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amentaçõ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zequie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sei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ó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bad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quei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bacu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foni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cari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laqui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eu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tos dos Apóstol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oman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 Corínti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Corínti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álat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fési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ipen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ossen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 Tessalonicens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 Tessalonicen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 Timóte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 Timóte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m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breu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 Ped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 Ped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 Joã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 Jo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Jo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calipse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50:29.523542031</meta:creation-date>
    <dc:date>2024-10-12T14:53:21.737965462</dc:date>
    <meta:editing-duration>PT2M53S</meta:editing-duration>
    <meta:editing-cycles>1</meta:editing-cycles>
    <meta:document-statistic meta:table-count="1" meta:cell-count="134" meta:object-count="0"/>
    <meta:generator>LibreOffice/7.3.7.2$Linux_X86_64 LibreOffice_project/30$Build-2</meta:generator>
  </office:meta>
</office:document-meta>
</file>